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935" officeooo:paragraph-rsid="00178935"/>
    </style:style>
    <style:style style:name="P2" style:family="paragraph" style:parent-style-name="Text_20_body">
      <style:text-properties officeooo:rsid="00178935" officeooo:paragraph-rsid="00178935"/>
    </style:style>
    <style:style style:name="P3" style:family="paragraph" style:parent-style-name="Text_20_body">
      <style:paragraph-properties fo:padding="0.049cm" fo:border="0.06pt solid #d9d9e3"/>
    </style:style>
    <style:style style:name="T1" style:family="text">
      <style:text-properties officeooo:rsid="00178935"/>
    </style:style>
    <style:style style:name="T2" style:family="text">
      <style:text-properties officeooo:rsid="00185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ora destaca tanto en su lore como en sus habilidades dentro del juego como una duelista innata. Todo su kit está diseñado para facilitar los enfrentamientos uno contra uno e incluso en situaciones desfavorables de dos o tres enemigos. Su <text:span text:style-name="T2">primera</text:span> habilidad le proporciona una gran movilidad, mientras que su pasiva y su habilidad definitiva ofrecen capacidades de daño y curación. Estas habilidades, junto con las infinitas posibilidades que brinda su <text:span text:style-name="T2">segunda </text:span>habilidad, la convierten en una de las mejores duelistas en la Grieta del Invocador, <text:span text:style-name="T2">siendo su roll más destacado el de generar presión dividida en el mapa</text:span>.</text:p>
      <text:p text:style-name="P3">Sin embargo, ser la mejor en su categoría no significa que los enfrentamientos sean fáciles. La mayoría de las veces, Fiora se enfrenta a oponentes en un enfrentamiento de habilidad, lo que implica que nuestra propia destreza es fundamental para alcanzar la victoria. Al igual que Fiora dedicó su vida a dominar el arte de la espada, los jugadores también deben invertir tiempo en dominar sus movimientos y habilidades clave, especialmente a priorizar los puntos vitales del enemig<text:span text:style-name="T1">o</text:span>. Además, es crucial conocer en detalle las habilidades y el estilo de juego de cada campeón, así como estudiar cuidadosamente el enfoque de los oponentes. De esta manera, podremos adaptar nuestra estrategia de duelo y asegurar la victoria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0:43:13.453000000</meta:creation-date>
    <dc:date>2023-07-03T12:30:53.195000000</dc:date>
    <meta:editing-duration>PT25M2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" meta:word-count="215" meta:character-count="1339" meta:non-whitespace-character-count="1126"/>
  </office:meta>
</office:document-meta>
</file>